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99" draw:textarea-horizontal-align="justify" draw:textarea-vertical-align="middle" draw:auto-grow-height="false" fo:min-height="1.014cm" fo:min-width="1.764cm"/>
    </style:style>
    <style:style style:name="gr2" style:family="graphic" style:parent-style-name="standard">
      <style:graphic-properties svg:stroke-color="#ffffff" draw:fill-color="#00ccff" draw:textarea-horizontal-align="justify" draw:textarea-vertical-align="middle" draw:auto-grow-height="false" fo:min-height="1.014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1.014cm" fo:min-width="1.764cm"/>
    </style:style>
    <style:style style:name="gr5" style:family="graphic" style:parent-style-name="standard">
      <style:graphic-properties svg:stroke-color="#ffffff" draw:fill-color="#66ccff" draw:textarea-horizontal-align="justify" draw:textarea-vertical-align="middle" draw:auto-grow-height="false" fo:min-height="2.412cm" fo:min-width="1.684cm"/>
    </style:style>
    <style:style style:name="gr6" style:family="graphic" style:parent-style-name="standard">
      <style:graphic-properties svg:stroke-color="#ffffff" draw:fill-color="#00ccff" draw:textarea-horizontal-align="justify" draw:textarea-vertical-align="middle" draw:auto-grow-height="false" fo:min-height="1.012cm" fo:min-width="1.764cm"/>
    </style:style>
    <style:style style:name="gr7" style:family="graphic" style:parent-style-name="standard">
      <style:graphic-properties svg:stroke-color="#ffffff" draw:fill-color="#66ccff" draw:textarea-horizontal-align="justify" draw:textarea-vertical-align="middle" draw:auto-grow-height="false" fo:min-height="2.394cm" fo:min-width="1.866cm"/>
    </style:style>
    <style:style style:name="gr8" style:family="graphic" style:parent-style-name="standard">
      <style:graphic-properties svg:stroke-color="#00ccff" draw:fill-color="#00ccff" draw:textarea-horizontal-align="justify" draw:textarea-vertical-align="middle" draw:auto-grow-height="false" fo:min-height="1.014cm" fo:min-width="1.963cm"/>
    </style:style>
    <style:style style:name="gr9" style:family="graphic" style:parent-style-name="standard">
      <style:graphic-properties svg:stroke-color="#00ccff" draw:fill-color="#00ccff" draw:textarea-horizontal-align="justify" draw:textarea-vertical-align="middle" draw:auto-grow-height="false" fo:min-height="0.05cm" fo:min-width="1.9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382cm" fo:min-width="1.832cm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0.55cm" fo:min-width="4.456cm"/>
    </style:style>
    <style:style style:name="gr12" style:family="graphic" style:parent-style-name="standard">
      <style:graphic-properties draw:fill-color="#990000" draw:textarea-horizontal-align="justify" draw:textarea-vertical-align="middle" draw:auto-grow-height="false" fo:min-height="0.55cm" fo:min-width="1.7cm"/>
    </style:style>
    <style:style style:name="gr13" style:family="graphic" style:parent-style-name="objectwithoutfill">
      <style:graphic-properties draw:marker-end="" draw:fill="none" draw:textarea-vertical-align="middle"/>
    </style:style>
    <style:style style:name="gr14" style:family="graphic" style:parent-style-name="objectwithoutfill">
      <style:graphic-properties draw:marker-end="Rounded_20_short_20_Arrow" draw:fill="none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7cm"/>
    </style:style>
    <style:style style:name="gr16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1.7cm"/>
    </style:style>
    <style:style style:name="gr18" style:family="graphic" style:parent-style-name="objectwithoutfill">
      <style:graphic-properties svg:stroke-color="#ff6600" draw:marker-end="" draw:fill="none" draw:textarea-vertical-align="middle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55cm" fo:min-width="1.7cm"/>
    </style:style>
    <style:style style:name="P1" style:family="paragraph">
      <style:paragraph-properties fo:text-align="center"/>
    </style:style>
    <style:style style:name="P2" style:family="paragraph">
      <loext:graphic-properties draw:fill-color="#006699"/>
      <style:paragraph-properties fo:text-align="center"/>
      <style:text-properties fo:color="#99ffff" fo:font-size="12pt" style:font-size-asian="12pt" style:font-size-complex="12pt"/>
    </style:style>
    <style:style style:name="P3" style:family="paragraph">
      <loext:graphic-properties draw:fill-color="#00ccff"/>
      <style:paragraph-properties fo:text-align="center"/>
      <style:text-properties fo:color="#004586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00"/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-color="#66ccff"/>
      <style:paragraph-properties fo:text-align="start"/>
      <style:text-properties fo:color="#004586" fo:font-size="7pt" style:font-size-asian="7pt" style:font-size-complex="7pt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-color="#ff9900"/>
      <style:paragraph-properties fo:text-align="center"/>
      <style:text-properties fo:color="#eeeeee" fo:font-size="12pt" style:font-size-asian="12pt" style:font-size-complex="12pt"/>
    </style:style>
    <style:style style:name="P10" style:family="paragraph">
      <loext:graphic-properties draw:fill-color="#ff9900"/>
      <style:paragraph-properties fo:text-align="center"/>
      <style:text-properties fo:color="#ffffff" fo:font-size="12pt" style:font-size-asian="12pt" style:font-size-complex="12pt"/>
    </style:style>
    <style:style style:name="P11" style:family="paragraph">
      <loext:graphic-properties draw:fill-color="#808080"/>
      <style:paragraph-properties fo:text-align="center"/>
      <style:text-properties fo:color="#ffffff" fo:font-size="10pt" style:font-size-asian="10pt" style:font-size-complex="10pt"/>
    </style:style>
    <style:style style:name="P12" style:family="paragraph">
      <loext:graphic-properties draw:fill-color="#990000"/>
      <style:paragraph-properties fo:text-align="center"/>
      <style:text-properties fo:color="#ffffff"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fo:color="#333333" fo:font-size="10pt" style:font-size-asian="10pt" style:font-size-complex="10pt"/>
    </style:style>
    <style:style style:name="P14" style:family="paragraph">
      <loext:graphic-properties draw:fill-color="#ffffff"/>
      <style:paragraph-properties fo:text-align="center"/>
      <style:text-properties fo:color="#333333" fo:font-size="8pt" style:font-size-asian="8pt" style:font-size-complex="8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font-size="10pt"/>
    </style:style>
    <style:style style:name="P17" style:family="paragraph">
      <style:paragraph-properties fo:text-align="center"/>
      <style:text-properties fo:font-size="8pt"/>
    </style:style>
    <style:style style:name="T1" style:family="text">
      <style:text-properties fo:color="#99ffff" fo:font-size="10.5pt" style:font-size-asian="10.5pt" style:font-size-complex="10.5pt"/>
    </style:style>
    <style:style style:name="T2" style:family="text">
      <style:text-properties fo:color="#004586" fo:font-size="10.5pt" style:font-size-asian="10.5pt" style:font-size-complex="10.5pt"/>
    </style:style>
    <style:style style:name="T3" style:family="text">
      <style:text-properties fo:color="#ffffff" fo:font-size="10.5pt" style:font-size-asian="10.5pt" style:font-size-complex="10.5pt"/>
    </style:style>
    <style:style style:name="T4" style:family="text">
      <style:text-properties fo:color="#004586" fo:font-size="7pt" style:font-size-asian="7pt" style:font-size-complex="7pt"/>
    </style:style>
    <style:style style:name="T5" style:family="text">
      <style:text-properties fo:color="#eeeeee" fo:font-size="10.5pt" style:font-size-asian="10.5pt" style:font-size-complex="10.5pt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color="#ffffff" fo:font-size="7pt" style:font-size-asian="7pt" style:font-size-complex="7pt"/>
    </style:style>
    <style:style style:name="T8" style:family="text">
      <style:text-properties fo:color="#333333" fo:font-size="10pt" style:font-size-asian="10pt" style:font-size-complex="10pt"/>
    </style:style>
    <style:style style:name="T9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4cm" svg:x="2.5cm" svg:y="2.8cm">
          <text:p text:style-name="P1"><text:span text:style-name="T1">D</text:span><text:span text:style-name="T1">a</text:span><text:span text:style-name="T1">t</text:span><text:span text:style-name="T1">o</text:span><text:span text:style-name="T1">s</text:span><text:span text:style-name="T1"> </text:span></text:p>
          <text:p text:style-name="P1"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l</text:span><text:span text:style-name="T1">e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4cm" svg:height="1.4cm" svg:x="5.301cm" svg:y="4.701cm">
          <text:p text:style-name="P1"><text:span text:style-name="T2">Código de</text:span></text:p>
          <text:p text:style-name="P1"><text:span text:style-name="T2">prepar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4cm" svg:height="1.4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1" draw:start-glue-point="2" draw:end-shape="id2" draw:end-glue-point="3" svg:d="M3700 4200v1201h1601" svg:viewBox="0 0 1602 1202">
          <text:p/>
        </draw:connector>
        <draw:connector draw:style-name="gr3" draw:text-style-name="P4" draw:layer="layout" svg:x1="6.501cm" svg:y1="4.701cm" svg:x2="8.2cm" svg:y2="3.5cm" draw:start-shape="id2" draw:start-glue-point="0" draw:end-shape="id3" svg:d="M6501 4701v-1201h1699" svg:viewBox="0 0 1700 1202">
          <text:p/>
        </draw:connector>
        <draw:connector draw:style-name="gr3" draw:text-style-name="P4" draw:layer="layout" svg:x1="9.4cm" svg:y1="4.2cm" svg:x2="11.106cm" svg:y2="5.402cm" draw:start-shape="id3" draw:start-glue-point="2" draw:end-shape="id4" draw:end-glue-point="3" svg:d="M9400 4200v1202h1706" svg:viewBox="0 0 1707 1203">
          <text:p/>
        </draw:connector>
        <draw:custom-shape draw:style-name="gr4" draw:text-style-name="P5" xml:id="id5" draw:id="id5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2cm" svg:x2="14.707cm" svg:y2="5.403cm" draw:start-shape="id4" draw:start-glue-point="1" draw:end-shape="id5" draw:end-glue-point="3" svg:d="M13506 5402h601v1h600" svg:viewBox="0 0 1202 2">
          <text:p/>
        </draw:connector>
      </draw:page>
      <draw:page draw:name="page2" draw:style-name="dp1" draw:master-page-name="Default">
        <draw:custom-shape draw:style-name="gr5" draw:text-style-name="P7" draw:layer="layout" svg:width="2.42cm" svg:height="2.898cm" svg:x="11.081cm" svg:y="5.566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Descripción de</text:span></text:p>
          <text:p text:style-name="P6"><text:span text:style-name="T4"><text:s text:c="4"/></text:span><text:span text:style-name="T4">variables</text:span></text:p>
          <text:p text:style-name="P6"><text:span text:style-name="T4">4. Contraste de </text:span></text:p>
          <text:p text:style-name="P6"><text:span text:style-name="T4"><text:s text:c="4"/></text:span><text:span text:style-name="T4">hipótesis</text:span></text:p>
          <text:p text:style-name="P6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2.4cm" svg:height="1.398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6" draw:start-glue-point="2" draw:end-shape="id7" draw:end-glue-point="3" svg:d="M3700 4200v1201h1601" svg:viewBox="0 0 1602 1202">
          <text:p/>
        </draw:connector>
        <draw:connector draw:style-name="gr3" draw:text-style-name="P4" draw:layer="layout" svg:x1="6.6cm" svg:y1="4.701cm" svg:x2="8.2cm" svg:y2="3.5cm" draw:start-shape="id7" draw:start-glue-point="0" draw:end-shape="id8" svg:d="M6600 4701v-1201h1600" svg:viewBox="0 0 1601 1202">
          <text:p/>
        </draw:connector>
        <draw:connector draw:style-name="gr3" draw:text-style-name="P4" draw:layer="layout" svg:x1="9.4cm" svg:y1="4.2cm" svg:x2="11.106cm" svg:y2="5.401cm" draw:start-shape="id8" draw:start-glue-point="2" draw:end-shape="id9" draw:end-glue-point="3" svg:d="M9400 4200v1201h1706" svg:viewBox="0 0 1707 1202">
          <text:p/>
        </draw:connector>
        <draw:custom-shape draw:style-name="gr4" draw:text-style-name="P5" xml:id="id10" draw:id="id10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1cm" svg:x2="14.707cm" svg:y2="5.403cm" draw:start-shape="id9" draw:start-glue-point="1" draw:end-shape="id10" draw:end-glue-point="3" svg:d="M13506 5401h601v2h600" svg:viewBox="0 0 1202 3">
          <text:p/>
        </draw:connector>
        <draw:custom-shape draw:style-name="gr7" draw:text-style-name="P7" draw:layer="layout" svg:width="2.62cm" svg:height="2.898cm" svg:x="5.28cm" svg:y="5.565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Selección </text:span></text:p>
          <text:p text:style-name="P6"><text:span text:style-name="T4"><text:s text:c="4"/></text:span><text:span text:style-name="T4">variables</text:span></text:p>
          <text:p text:style-name="P6"><text:span text:style-name="T4">4. Preparación </text:span></text:p>
          <text:p text:style-name="P6"><text:span text:style-name="T4"><text:s text:c="4"/></text:span><text:span text:style-name="T4">Variables</text:span></text:p>
          <text:p text:style-name="P6"><text:span text:style-name="T4">5. Generación datos</text:span></text:p>
          <text:p text:style-name="P6"><text:span text:style-name="T4"><text:s text:c="4"/></text:span><text:span text:style-name="T4">prepara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2.599cm" svg:height="1.4cm" svg:x="5.301cm" svg:y="4.701cm">
          <text:p text:style-name="P1"><text:span text:style-name="T2">Código de</text:span></text:p>
          <text:p text:style-name="P1"><text:span text:style-name="T2">prepara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2.4cm" svg:height="0.3cm" svg:x="5.3cm" svg:y="5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4cm" svg:height="0.3cm" svg:x="11.1cm" svg:y="5.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0" draw:text-style-name="P9" draw:layer="layout" svg:width="2.4cm" svg:height="0.7cm" svg:x="4.8cm" svg:y="1.5cm">
          <text:p text:style-name="P1"><text:span text:style-name="T5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7.501cm" svg:y="1.501cm">
          <text:p text:style-name="P1"><text:span text:style-name="T3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10.202cm" svg:y="1.502cm">
          <text:p text:style-name="P1"><text:span text:style-name="T3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13.003cm" svg:y="1.503cm">
          <text:p text:style-name="P1"><text:span text:style-name="T3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15.7cm" svg:y="1.5cm">
          <text:p text:style-name="P1"><text:span text:style-name="T3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956cm" svg:height="0.8cm" svg:x="13.144cm" svg:y="4.113cm">
          <text:p text:style-name="P1"><text:span text:style-name="T6">Práctica A </text:span></text:p>
          <text:p text:style-name="P1"><text:span text:style-name="T7">Sección 1 <text:s text:c="21"/>Sección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cm" svg:height="0.8cm" svg:x="15.8cm" svg:y="2.6cm">
          <text:p text:style-name="P1"><text:span text:style-name="T6">Clase 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3.4cm" svg:x2="16.9cm" svg:y2="3.7cm">
          <text:p/>
        </draw:line>
        <draw:line draw:style-name="gr14" draw:text-style-name="P4" draw:layer="layout" svg:x1="16.9cm" svg:y1="3.7cm" svg:x2="16.9cm" svg:y2="4.1cm">
          <text:p/>
        </draw:line>
        <draw:custom-shape draw:style-name="gr15" draw:text-style-name="P13" draw:layer="layout" svg:width="2.2cm" svg:height="0.8cm" svg:x="2.2cm" svg:y="2.5cm">
          <text:p text:style-name="P1"><text:span text:style-name="T8">Semana 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2cm" svg:height="0.8cm" svg:x="2.2cm" svg:y="4.6cm">
          <text:p text:style-name="P1"><text:span text:style-name="T8">S</text:span><text:span text:style-name="T8">e</text:span><text:span text:style-name="T8">m</text:span><text:span text:style-name="T8">a</text:span><text:span text:style-name="T8">n</text:span><text:span text:style-name="T8">a </text:span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cm" svg:height="0.8cm" svg:x="15.872cm" svg:y="5.189cm">
          <text:p text:style-name="P1"><text:span text:style-name="T6">Clase B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2cm" svg:height="0.8cm" svg:x="2.2cm" svg:y="7.3cm">
          <text:p text:style-name="P1"><text:span text:style-name="T8">Semana X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5.1cm" svg:x2="12.8cm" svg:y2="5.1cm">
          <text:p/>
        </draw:line>
        <draw:custom-shape draw:style-name="gr17" draw:text-style-name="P14" draw:layer="layout" svg:width="2.2cm" svg:height="0.3cm" svg:x="7.6cm" svg:y="5.2cm">
          <text:p text:style-name="P1"><text:span text:style-name="T9">Desarrollo guía práctica A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7.704cm" svg:x2="12.8cm" svg:y2="7.704cm">
          <text:p/>
        </draw:line>
        <draw:custom-shape draw:style-name="gr17" draw:text-style-name="P14" draw:layer="layout" svg:width="2.2cm" svg:height="0.3cm" svg:x="7.6cm" svg:y="7.804cm">
          <text:p text:style-name="P1"><text:span text:style-name="T9">Desarrollo guía práctica B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10.304cm" svg:x2="12.8cm" svg:y2="10.304cm">
          <text:p/>
        </draw:line>
        <draw:custom-shape draw:style-name="gr17" draw:text-style-name="P14" draw:layer="layout" svg:width="2.2cm" svg:height="0.3cm" svg:x="7.6cm" svg:y="10.404cm">
          <text:p text:style-name="P1"><text:span text:style-name="T9">Desarrollo guía práctica X y reporte de progreso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.1cm" svg:y1="3.7cm" svg:x2="18.8cm" svg:y2="3.7cm">
          <text:p/>
        </draw:line>
        <draw:custom-shape draw:style-name="gr11" draw:text-style-name="P11" draw:layer="layout" svg:width="4.956cm" svg:height="0.8cm" svg:x="13.144cm" svg:y="6.714cm">
          <text:p text:style-name="P1"><text:span text:style-name="T6">Práctica B </text:span></text:p>
          <text:p text:style-name="P1"><text:span text:style-name="T7">Sección 1 <text:s text:c="21"/>Sección 2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6.001cm" svg:x2="16.9cm" svg:y2="6.301cm">
          <text:p/>
        </draw:line>
        <draw:line draw:style-name="gr14" draw:text-style-name="P4" draw:layer="layout" svg:x1="16.9cm" svg:y1="6.301cm" svg:x2="16.9cm" svg:y2="6.701cm">
          <text:p/>
        </draw:line>
        <draw:custom-shape draw:style-name="gr12" draw:text-style-name="P12" draw:layer="layout" svg:width="2.2cm" svg:height="0.8cm" svg:x="15.872cm" svg:y="7.89cm">
          <text:p text:style-name="P1"><text:span text:style-name="T6">Clase X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956cm" svg:height="0.8cm" svg:x="13.144cm" svg:y="9.415cm">
          <text:p text:style-name="P1"><text:span text:style-name="T6">Práctica X </text:span></text:p>
          <text:p text:style-name="P1"><text:span text:style-name="T7">Sección 1 <text:s text:c="21"/>Sección 2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8.702cm" svg:x2="16.9cm" svg:y2="9.002cm">
          <text:p/>
        </draw:line>
        <draw:line draw:style-name="gr14" draw:text-style-name="P4" draw:layer="layout" svg:x1="16.9cm" svg:y1="9.002cm" svg:x2="16.9cm" svg:y2="9.402cm">
          <text:p/>
        </draw:line>
        <draw:line draw:style-name="gr18" draw:text-style-name="P4" draw:layer="layout" svg:x1="2.1cm" svg:y1="6.2cm" svg:x2="18.8cm" svg:y2="6.2cm">
          <text:p/>
        </draw:line>
        <draw:line draw:style-name="gr18" draw:text-style-name="P4" draw:layer="layout" svg:x1="2.1cm" svg:y1="8.9cm" svg:x2="18.8cm" svg:y2="8.9cm">
          <text:p/>
        </draw:line>
      </draw:page>
      <draw:page draw:name="page4" draw:style-name="dp1" draw:master-page-name="Default">
        <draw:custom-shape draw:style-name="gr10" draw:text-style-name="P9" draw:layer="layout" svg:width="2.4cm" svg:height="0.7cm" svg:x="4.8cm" svg:y="1.5cm">
          <text:p text:style-name="P15"><text:span text:style-name="T5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7.501cm" svg:y="1.501cm">
          <text:p text:style-name="P15"><text:span text:style-name="T3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10.202cm" svg:y="1.502cm">
          <text:p text:style-name="P15"><text:span text:style-name="T3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13.003cm" svg:y="1.503cm">
          <text:p text:style-name="P15"><text:span text:style-name="T3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7cm" svg:x="15.7cm" svg:y="1.5cm">
          <text:p text:style-name="P15"><text:span text:style-name="T3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2.2cm" svg:height="0.8cm" svg:x="13.144cm" svg:y="4.113cm">
          <text:p text:style-name="P16"><text:span text:style-name="T6">Práctica A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cm" svg:height="0.8cm" svg:x="15.8cm" svg:y="2.6cm">
          <text:p text:style-name="P16"><text:span text:style-name="T6">Clase 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3.4cm" svg:x2="16.9cm" svg:y2="3.7cm">
          <text:p/>
        </draw:line>
        <draw:line draw:style-name="gr13" draw:text-style-name="P4" draw:layer="layout" svg:x1="16.9cm" svg:y1="3.7cm" svg:x2="14.3cm" svg:y2="3.7cm">
          <text:p/>
        </draw:line>
        <draw:line draw:style-name="gr14" draw:text-style-name="P4" draw:layer="layout" svg:x1="14.3cm" svg:y1="3.7cm" svg:x2="14.3cm" svg:y2="4.1cm">
          <text:p/>
        </draw:line>
        <draw:custom-shape draw:style-name="gr15" draw:text-style-name="P13" draw:layer="layout" svg:width="2.2cm" svg:height="0.8cm" svg:x="2.2cm" svg:y="2.5cm">
          <text:p text:style-name="P16"><text:span text:style-name="T8">Semana 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2cm" svg:height="0.8cm" svg:x="2.2cm" svg:y="4cm">
          <text:p text:style-name="P16"><text:span text:style-name="T8">Semana B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2cm" svg:height="0.8cm" svg:x="13.144cm" svg:y="5.614cm">
          <text:p text:style-name="P16"><text:span text:style-name="T6">Práctica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cm" svg:height="0.8cm" svg:x="15.8cm" svg:y="4.101cm">
          <text:p text:style-name="P16"><text:span text:style-name="T6">Clase B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4.901cm" svg:x2="16.9cm" svg:y2="5.201cm">
          <text:p/>
        </draw:line>
        <draw:line draw:style-name="gr13" draw:text-style-name="P4" draw:layer="layout" svg:x1="16.9cm" svg:y1="5.201cm" svg:x2="14.3cm" svg:y2="5.201cm">
          <text:p/>
        </draw:line>
        <draw:line draw:style-name="gr14" draw:text-style-name="P4" draw:layer="layout" svg:x1="14.3cm" svg:y1="5.201cm" svg:x2="14.3cm" svg:y2="5.601cm">
          <text:p/>
        </draw:line>
        <draw:custom-shape draw:style-name="gr15" draw:text-style-name="P13" draw:layer="layout" svg:width="2.2cm" svg:height="0.8cm" svg:x="2.2cm" svg:y="5.5cm">
          <text:p text:style-name="P16"><text:span text:style-name="T8">Semana X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2cm" svg:height="0.8cm" svg:x="13.144cm" svg:y="7.114cm">
          <text:p text:style-name="P16"><text:span text:style-name="T6">Práctica 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cm" svg:height="0.8cm" svg:x="15.8cm" svg:y="5.601cm">
          <text:p text:style-name="P16"><text:span text:style-name="T6">Clase X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6.401cm" svg:x2="16.9cm" svg:y2="6.701cm">
          <text:p/>
        </draw:line>
        <draw:line draw:style-name="gr13" draw:text-style-name="P4" draw:layer="layout" svg:x1="16.9cm" svg:y1="6.701cm" svg:x2="14.3cm" svg:y2="6.701cm">
          <text:p/>
        </draw:line>
        <draw:line draw:style-name="gr14" draw:text-style-name="P4" draw:layer="layout" svg:x1="14.3cm" svg:y1="6.701cm" svg:x2="14.3cm" svg:y2="7.101cm">
          <text:p/>
        </draw:line>
        <draw:line draw:style-name="gr16" draw:text-style-name="P4" draw:layer="layout" svg:x1="5cm" svg:y1="4.5cm" svg:x2="12.8cm" svg:y2="4.5cm">
          <text:p/>
        </draw:line>
        <draw:custom-shape draw:style-name="gr17" draw:text-style-name="P14" draw:layer="layout" svg:width="2.2cm" svg:height="0.3cm" svg:x="7.6cm" svg:y="4.6cm">
          <text:p text:style-name="P17"><text:span text:style-name="T9">Desarrollo guía práctica A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5.904cm" svg:x2="12.8cm" svg:y2="5.904cm">
          <text:p/>
        </draw:line>
        <draw:custom-shape draw:style-name="gr17" draw:text-style-name="P14" draw:layer="layout" svg:width="2.2cm" svg:height="0.3cm" svg:x="7.6cm" svg:y="6.004cm">
          <text:p text:style-name="P17"><text:span text:style-name="T9">Desarrollo guía práctica B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7.404cm" svg:x2="12.8cm" svg:y2="7.404cm">
          <text:p/>
        </draw:line>
        <draw:custom-shape draw:style-name="gr17" draw:text-style-name="P14" draw:layer="layout" svg:width="2.2cm" svg:height="0.3cm" svg:x="7.6cm" svg:y="7.504cm">
          <text:p text:style-name="P17"><text:span text:style-name="T9">Desarrollo guía práctica X y reporte de progres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3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23:18:05.319670245</meta:creation-date>
    <dc:date>2021-03-25T19:35:36.323393421</dc:date>
    <meta:editing-duration>P1DT22H52M29S</meta:editing-duration>
    <meta:editing-cycles>7</meta:editing-cycles>
    <meta:generator>LibreOffice/6.0.7.3$Linux_X86_64 LibreOffice_project/00m0$Build-3</meta:generator>
    <meta:document-statistic meta:object-count="80"/>
  </office:meta>
</office:document-meta>
</file>